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0000002A8E7A7CE8DF763326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379cm, 3.023cm, 1.964cm, 3.019cm)" draw:image-opacity="100%" style:mirror="none"/>
    </style:style>
    <style:style style:name="gr2" style:family="graphic" style:parent-style-name="objectwithoutfill">
      <style:graphic-properties svg:stroke-width="0.035cm" svg:stroke-color="#ed1c24" draw:marker-start-width="0.252cm" draw:marker-end-width="0.252cm" draw:fill="solid" draw:fill-color="#ed1c24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ed1c24" draw:fill="solid" draw:fill-color="#f5822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ed1c24" draw:fill="solid" draw:fill-color="#ed1c24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d1c24"/>
      <style:paragraph-properties fo:text-align="center"/>
    </style:style>
    <style:style style:name="P3" style:family="paragraph">
      <loext:graphic-properties draw:fill="solid" draw:fill-color="#f5822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99cm" svg:height="6.299cm" svg:x="0cm" svg:y="0cm">
          <draw:image xlink:href="Pictures/10000000000004E0000002A8E7A7CE8DF7633269.png" xlink:type="simple" xlink:show="embed" xlink:actuate="onLoad">
            <text:p/>
          </draw:image>
        </draw:frame>
        <draw:path draw:style-name="gr2" draw:text-style-name="P2" draw:layer="layout" svg:width="9.399cm" svg:height="3.8cm" svg:x="1.499cm" svg:y="1.898cm" svg:viewBox="0 0 9400 3801" svg:d="M1900 1c3727-2 4900 1 6100 0s1400 700 1400 1200c0 700-600 1300-1400 1300s-1700-800-2500-1300-2300-1000-3600-1000-1900 500-1900 1600 0 2000 0 2000">
          <text:p/>
        </draw:path>
        <draw:custom-shape draw:style-name="gr3" draw:text-style-name="P3" draw:layer="layout" svg:width="0.25cm" svg:height="0.312cm" draw:transform="rotate (-1.5707963267949) translate (3.692cm 1.77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25cm" svg:height="0.312cm" draw:transform="rotate (-1.87238922153952) translate (10.295cm 1.90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25cm" svg:height="0.312cm" draw:transform="rotate (1.00408791867234) translate (7.4cm 3.52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25cm" svg:height="0.312cm" draw:transform="rotate (-3.14159265358979) translate (1.626cm 5.79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4cm" fo:page-height="6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1T09:53:44.126371122</meta:creation-date>
    <dc:date>2021-03-01T10:40:00.492148106</dc:date>
    <meta:editing-duration>PT36M5S</meta:editing-duration>
    <meta:editing-cycles>5</meta:editing-cycles>
    <meta:generator>LibreOffice/6.0.7.3$Linux_X86_64 LibreOffice_project/00m0$Build-3</meta:generator>
    <meta:document-statistic meta:object-count="6"/>
  </office:meta>
</office:document-meta>
</file>